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277a" officeooo:paragraph-rsid="0013277a"/>
    </style:style>
    <style:style style:name="P2" style:family="paragraph" style:parent-style-name="Standard">
      <style:text-properties officeooo:rsid="0013bff1" officeooo:paragraph-rsid="0013bff1"/>
    </style:style>
    <style:style style:name="P3" style:family="paragraph" style:parent-style-name="Standard">
      <style:text-properties officeooo:rsid="0013ca51" officeooo:paragraph-rsid="0013ca51"/>
    </style:style>
    <style:style style:name="P4" style:family="paragraph" style:parent-style-name="Standard">
      <style:text-properties officeooo:rsid="00142c2d" officeooo:paragraph-rsid="00142c2d"/>
    </style:style>
    <style:style style:name="P5" style:family="paragraph" style:parent-style-name="Standard">
      <style:text-properties officeooo:rsid="00157d6b" officeooo:paragraph-rsid="00157d6b"/>
    </style:style>
    <style:style style:name="P6" style:family="paragraph" style:parent-style-name="Standard">
      <style:text-properties officeooo:rsid="00157d6b" officeooo:paragraph-rsid="0016be14"/>
    </style:style>
    <style:style style:name="P7" style:family="paragraph" style:parent-style-name="Standard">
      <style:text-properties officeooo:rsid="001cc306" officeooo:paragraph-rsid="001cc306"/>
    </style:style>
    <style:style style:name="P8" style:family="paragraph" style:parent-style-name="Standard">
      <style:text-properties officeooo:rsid="001ceb67" officeooo:paragraph-rsid="001ceb67"/>
    </style:style>
    <style:style style:name="P9" style:family="paragraph" style:parent-style-name="Standard">
      <style:text-properties officeooo:rsid="001ed674" officeooo:paragraph-rsid="001ed674"/>
    </style:style>
    <style:style style:name="P10" style:family="paragraph" style:parent-style-name="Standard">
      <style:text-properties officeooo:rsid="001ed674" officeooo:paragraph-rsid="002007cd"/>
    </style:style>
    <style:style style:name="P11" style:family="paragraph" style:parent-style-name="Standard">
      <style:text-properties officeooo:paragraph-rsid="002007cd"/>
    </style:style>
    <style:style style:name="T1" style:family="text">
      <style:text-properties officeooo:rsid="0013bff1"/>
    </style:style>
    <style:style style:name="T2" style:family="text">
      <style:text-properties officeooo:rsid="00142c2d"/>
    </style:style>
    <style:style style:name="T3" style:family="text">
      <style:text-properties officeooo:rsid="0016be14"/>
    </style:style>
    <style:style style:name="T4" style:family="text">
      <style:text-properties officeooo:rsid="0018b9df"/>
    </style:style>
    <style:style style:name="T5" style:family="text">
      <style:text-properties officeooo:rsid="00191622"/>
    </style:style>
    <style:style style:name="T6" style:family="text">
      <style:text-properties fo:color="#0000ff" style:font-name="Consolas" fo:font-size="9.5pt" style:font-size-asian="9.5pt" fo:background-color="#ffffff"/>
    </style:style>
    <style:style style:name="T7" style:family="text">
      <style:text-properties fo:color="#0000ff" style:font-name="Consolas" fo:font-size="9.5pt" officeooo:rsid="002007cd" style:font-size-asian="9.5pt" fo:background-color="#ffffff"/>
    </style:style>
    <style:style style:name="T8" style:family="text">
      <style:text-properties fo:color="#000000" style:font-name="Consolas" fo:font-size="9.5pt" style:font-size-asian="9.5pt" fo:background-color="#ffffff"/>
    </style:style>
    <style:style style:name="T9" style:family="text">
      <style:text-properties fo:color="#000000" style:font-name="Consolas" fo:font-size="9.5pt" officeooo:rsid="002007cd" style:font-size-asian="9.5pt" fo:background-color="#ffffff"/>
    </style:style>
    <style:style style:name="T10" style:family="text">
      <style:text-properties fo:color="#808080" style:font-name="Consolas" fo:font-size="9.5pt" style:font-size-asian="9.5pt" fo:background-color="#ffffff"/>
    </style:style>
    <style:style style:name="T11" style:family="text">
      <style:text-properties fo:color="#808080" style:font-name="Consolas" fo:font-size="9.5pt" officeooo:rsid="001d559a" style:font-size-asian="9.5pt" fo:background-color="#ffffff"/>
    </style:style>
    <style:style style:name="T12" style:family="text">
      <style:text-properties fo:color="#808080" style:font-name="Consolas" fo:font-size="9.5pt" officeooo:rsid="002007cd" style:font-size-asian="9.5pt" fo:background-color="#ffffff"/>
    </style:style>
    <style:style style:name="T13" style:family="text">
      <style:text-properties fo:color="#808080" style:font-name="Consolas" fo:font-size="9.5pt" officeooo:rsid="001ed674" style:font-size-asian="9.5pt" fo:background-color="#ffffff"/>
    </style:style>
    <style:style style:name="T14" style:family="text">
      <style:text-properties fo:color="#ff00ff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zählung d<text:span text:style-name="T4">er</text:span> mögliche<text:span text:style-name="T4">n</text:span> Abfragen des Nutzers:</text:p>
      <text:p text:style-name="P1"/>
      <text:p text:style-name="P1">1- Anzahl der Ankünfte, Übernachtungen, Touristen in einem Bundesland, Landkreis, Gemeinde <text:span text:style-name="T2">in bestimmten Monat/Jahr</text:span>.</text:p>
      <text:p text:style-name="P1"/>
      <text:p text:style-name="P4">2- Gesamte Anzahl von Ankünften, Touristen und Übernachtungen für bestimmtes Bundesland, Landkreis oder Gemeinde.</text:p>
      <text:p text:style-name="P1"/>
      <text:p text:style-name="P1"><text:span text:style-name="T2">3</text:span>- Welches Bundesland, Landkreis, Gemeinde die meisten Ankünfte und Übernachtungen hat <text:span text:style-name="T2">in bestimmten Zeitraum</text:span>.</text:p>
      <text:p text:style-name="P1"/>
      <text:p text:style-name="P1"><text:span text:style-name="T2">4</text:span>- <text:span text:style-name="T1">Durchschnitt von Übernachtungen und Ankünfte für bestimmtes Bundesland, Landkreis, Gemeinde für bestimmtes Zeitraum.</text:span></text:p>
      <text:p text:style-name="P1"/>
      <text:p text:style-name="P2"><text:span text:style-name="T2">5</text:span>- T<text:span text:style-name="T2">OP </text:span>Anzahl von Ankünfte<text:span text:style-name="T2">n</text:span>, Übernachtungen und Touristen in einem Bundesland, Landkreis, Gemeinde.</text:p>
      <text:p text:style-name="P2"/>
      <text:p text:style-name="P3"><text:span text:style-name="T2">6</text:span>- Anzahl der Ankünfte und Übernachtungen in <text:span text:style-name="T2">einem </text:span>bestimmte<text:span text:style-name="T5">n</text:span> Jahre oder mehrere<text:span text:style-name="T5">n</text:span> Jahren für bestimmtes Bundesland.</text:p>
      <text:p text:style-name="P3"/>
      <text:p text:style-name="P5">7- Die niedrigste Anzahl der Übernachtungen und Ankünfte in einem Bundesland, Landkreis oder Gemeinde.</text:p>
      <text:p text:style-name="P5"/>
      <text:p text:style-name="P6">8- Die Top 3 Landkreise oder Gemeinden <text:span text:style-name="T3">in bestimmten Bundesländern, </text:span>die die <text:span text:style-name="T3">meisten Übernachtungen und Ankünfte haben.</text:span></text:p>
      <text:p text:style-name="P6"/>
      <text:p text:style-name="P6"/>
      <text:p text:style-name="P6"/>
      <text:p text:style-name="P7">1. Abfrage (Anzeigen aller Monate)</text:p>
      <text:p text:style-name="P7"/>
      <text:p text:style-name="P7"><text:span text:style-name="T6">SELECT</text:span><text:span text:style-name="T8"> [dbo]</text:span><text:span text:style-name="T10">.</text:span><text:span text:style-name="T8">[TOURISMUS]</text:span><text:span text:style-name="T10">.</text:span><text:span text:style-name="T8">[jahr]</text:span></text:p>
      <text:p text:style-name="Standard"><text:span text:style-name="T8"><text:s text:c="6"/></text:span><text:span text:style-name="T10">,</text:span><text:span text:style-name="T8">[dbo]</text:span><text:span text:style-name="T10">.</text:span><text:span text:style-name="T8">[TOURISMUS]</text:span><text:span text:style-name="T10">.</text:span><text:span text:style-name="T8">[monat]</text:span></text:p>
      <text:p text:style-name="Standard"><text:span text:style-name="T8"><text:s text:c="6"/></text:span><text:span text:style-name="T10">,</text:span><text:span text:style-name="T8">[dbo]</text:span><text:span text:style-name="T10">.</text:span><text:span text:style-name="T8">[TOURISMUS]</text:span><text:span text:style-name="T10">.</text:span><text:span text:style-name="T8">[landkreis]</text:span></text:p>
      <text:p text:style-name="Standard"><text:span text:style-name="T8"><text:s text:c="6"/></text:span><text:span text:style-name="T10">,</text:span><text:span text:style-name="T8">[dbo]</text:span><text:span text:style-name="T10">.</text:span><text:span text:style-name="T8">[TOURISMUS]</text:span><text:span text:style-name="T10">.</text:span><text:span text:style-name="T8">[ankuenfte]</text:span></text:p>
      <text:p text:style-name="Standard"><text:span text:style-name="T8"><text:s text:c="6"/></text:span><text:span text:style-name="T10">,</text:span><text:span text:style-name="T8">[dbo]</text:span><text:span text:style-name="T10">.</text:span><text:span text:style-name="T8">[TOURISMUS]</text:span><text:span text:style-name="T10">.</text:span><text:span text:style-name="T8">[uebernachtungen]</text:span></text:p>
      <text:p text:style-name="Standard"><text:span text:style-name="T8"><text:tab/> <text:s/></text:span><text:span text:style-name="T10">,</text:span><text:span text:style-name="T8">[dbo]</text:span><text:span text:style-name="T10">.</text:span><text:span text:style-name="T8">[LANDKREISE]</text:span><text:span text:style-name="T10">.</text:span><text:span text:style-name="T8">[name]</text:span></text:p>
      <text:p text:style-name="Standard"><text:span text:style-name="T8"><text:s text:c="2"/></text:span><text:span text:style-name="T6">FROM</text:span><text:span text:style-name="T8"> [IN17]</text:span><text:span text:style-name="T10">.</text:span><text:span text:style-name="T8">[dbo]</text:span><text:span text:style-name="T10">.</text:span><text:span text:style-name="T8">[TOURISMUS]</text:span></text:p>
      <text:p text:style-name="P7"><text:span text:style-name="T8"><text:s text:c="2"/></text:span><text:span text:style-name="T10">INNER</text:span><text:span text:style-name="T8"> </text:span><text:span text:style-name="T10">JOIN</text:span><text:span text:style-name="T8"> [dbo]</text:span><text:span text:style-name="T10">.</text:span><text:span text:style-name="T8">[LANDKREISE] </text:span><text:span text:style-name="T6">ON</text:span><text:span text:style-name="T8"> [dbo]</text:span><text:span text:style-name="T10">.</text:span><text:span text:style-name="T8">[TOURISMUS]</text:span><text:span text:style-name="T10">.</text:span><text:span text:style-name="T8">[landkreis] </text:span><text:span text:style-name="T10">=</text:span><text:span text:style-name="T8"> [dbo]</text:span><text:span text:style-name="T10">.</text:span><text:span text:style-name="T8">[LANDKREISE]</text:span><text:span text:style-name="T10">.</text:span><text:span text:style-name="T8">[rs]</text:span><text:span text:style-name="T10">;</text:span></text:p>
      <text:p text:style-name="P7"><text:span text:style-name="T10"/></text:p>
      <text:p text:style-name="P8"><text:span text:style-name="T11">2.</text:span><text:span text:style-name="T10">Bundesländer:</text:span></text:p>
      <text:p text:style-name="P8"><text:span text:style-name="T10"/></text:p>
      <text:p text:style-name="P8"><text:span text:style-name="T6">SELECT</text:span><text:span text:style-name="T8"> t</text:span><text:span text:style-name="T10">.</text:span><text:span text:style-name="T8">[id]</text:span></text:p>
      <text:p text:style-name="Standard"><text:span text:style-name="T8"><text:s text:c="6"/></text:span><text:span text:style-name="T10">,</text:span><text:span text:style-name="T8">t</text:span><text:span text:style-name="T10">.</text:span><text:span text:style-name="T8">[jahr] </text:span><text:span text:style-name="T6">as</text:span><text:span text:style-name="T8"> Jahr</text:span></text:p>
      <text:p text:style-name="Standard"><text:span text:style-name="T8"><text:s text:c="6"/></text:span><text:span text:style-name="T10">,</text:span><text:span text:style-name="T8">t</text:span><text:span text:style-name="T10">.</text:span><text:span text:style-name="T8">[monat] </text:span><text:span text:style-name="T6">as</text:span><text:span text:style-name="T8"> Monat</text:span></text:p>
      <text:p text:style-name="Standard"><text:span text:style-name="T8"><text:s text:c="6"/></text:span><text:span text:style-name="T10">,</text:span><text:span text:style-name="T8">t</text:span><text:span text:style-name="T10">.</text:span><text:span text:style-name="T8">[jm] </text:span><text:span text:style-name="T6">as</text:span><text:span text:style-name="T8"> JM</text:span></text:p>
      <text:p text:style-name="Standard"><text:span text:style-name="T8"><text:s text:c="6"/></text:span><text:span text:style-name="T10">,</text:span><text:span text:style-name="T8">t</text:span><text:span text:style-name="T10">.</text:span><text:span text:style-name="T8">[ankuenfte] </text:span><text:span text:style-name="T6">as</text:span><text:span text:style-name="T8"> AK</text:span></text:p>
      <text:p text:style-name="Standard"><text:span text:style-name="T8"><text:s text:c="6"/></text:span><text:span text:style-name="T10">,</text:span><text:span text:style-name="T8">t</text:span><text:span text:style-name="T10">.</text:span><text:span text:style-name="T8">[uebernachtungen] </text:span><text:span text:style-name="T6">as</text:span><text:span text:style-name="T8"> UN</text:span></text:p>
      <text:p text:style-name="Standard"><text:span text:style-name="T8"><text:tab/> <text:s/></text:span><text:span text:style-name="T10">,</text:span><text:span text:style-name="T8">t</text:span><text:span text:style-name="T10">.</text:span><text:span text:style-name="T8">[landkreis] </text:span><text:span text:style-name="T6">as</text:span><text:span text:style-name="T8"> KreisRS</text:span></text:p>
      <text:p text:style-name="Standard"><text:span text:style-name="T8"><text:tab/> <text:s/></text:span><text:span text:style-name="T10">,</text:span><text:span text:style-name="T8">kr</text:span><text:span text:style-name="T10">.</text:span><text:span text:style-name="T8">[name] </text:span><text:span text:style-name="T6">as</text:span><text:span text:style-name="T8"> Kreis</text:span></text:p>
      <text:p text:style-name="Standard"><text:span text:style-name="T8"><text:tab/> <text:s/></text:span><text:span text:style-name="T10">,</text:span><text:span text:style-name="T8">bl</text:span><text:span text:style-name="T10">.</text:span><text:span text:style-name="T8">[name] </text:span><text:span text:style-name="T6">as</text:span><text:span text:style-name="T8"> Land</text:span></text:p>
      <text:p text:style-name="Standard"><text:span text:style-name="T8"><text:s text:c="2"/></text:span><text:span text:style-name="T6">FROM</text:span><text:span text:style-name="T8"> [IN17]</text:span><text:span text:style-name="T10">.</text:span><text:span text:style-name="T8">[dbo]</text:span><text:span text:style-name="T10">.</text:span><text:span text:style-name="T8">[TOURISMUS] t</text:span></text:p>
      <text:p text:style-name="Standard"><text:span text:style-name="T8"><text:s text:c="2"/></text:span><text:span text:style-name="T10">right</text:span><text:span text:style-name="T8"> </text:span><text:span text:style-name="T10">outer</text:span><text:span text:style-name="T8"> </text:span><text:span text:style-name="T10">join</text:span><text:span text:style-name="T8"> LANDKREISE kr </text:span><text:span text:style-name="T6">on </text:span><text:span text:style-name="T10">(</text:span><text:span text:style-name="T8">t</text:span><text:span text:style-name="T10">.</text:span><text:span text:style-name="T8">landkreis</text:span><text:span text:style-name="T10">=</text:span><text:span text:style-name="T8">kr</text:span><text:span text:style-name="T10">.</text:span><text:span text:style-name="T8">rs</text:span><text:span text:style-name="T10">)</text:span></text:p>
      <text:p text:style-name="P8"><text:span text:style-name="T8"><text:s text:c="2"/></text:span><text:span text:style-name="T10">inner</text:span><text:span text:style-name="T8"> </text:span><text:span text:style-name="T10">join</text:span><text:span text:style-name="T8"> BUNDESLAENDER bl </text:span><text:span text:style-name="T6">on </text:span><text:span text:style-name="T10">(</text:span><text:span text:style-name="T8">kr</text:span><text:span text:style-name="T10">.</text:span><text:span text:style-name="T8">[rs_bundesland]</text:span><text:span text:style-name="T10">=</text:span><text:span text:style-name="T8">bl</text:span><text:span text:style-name="T10">.</text:span><text:span text:style-name="T8">rs</text:span><text:span text:style-name="T10">)</text:span></text:p>
      <text:p text:style-name="P8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oft-page-break/><text:span text:style-name="T10">3.Min/Max Ankünfte:</text:span></text:p>
      <text:p text:style-name="P9"><text:span text:style-name="T10"/></text:p>
      <text:p text:style-name="P9"><text:span text:style-name="T10">MIN:</text:span></text:p>
      <text:p text:style-name="P9"><text:span text:style-name="T10">SELECT *<text:line-break/>FROM [IN17].[dbo].[TOURISMUS] t<text:line-break/>WHERE t.ankuenfte in<text:line-break/>(SELECT MIN (ankuenfte)<text:line-break/>FROM TOURISMUS<text:line-break/>WHERE jahr = XXXX //x = Jahr<text:line-break/>)</text:span></text:p>
      <text:p text:style-name="P9"><text:span text:style-name="T10"/></text:p>
      <text:p text:style-name="P9"><text:span text:style-name="T10">MAX:</text:span></text:p>
      <text:p text:style-name="P9"><text:span text:style-name="T10">SELECT *<text:line-break/>FROM [IN17].[dbo].[TOURISMUS] t<text:line-break/>WHERE t.ankuenfte in<text:line-break/>(SELECT MAX (ankuenfte)<text:line-break/>FROM TOURISMUS<text:line-break/>WHERE jahr = XXXX //x = Jahr<text:line-break/>)</text:span></text:p>
      <text:p text:style-name="P9"><text:span text:style-name="T10"/></text:p>
      <text:p text:style-name="P9"><text:span text:style-name="T10">4.Min/Max Übernachtungen:</text:span></text:p>
      <text:p text:style-name="P9"><text:span text:style-name="T10"/></text:p>
      <text:p text:style-name="P9"><text:span text:style-name="T10">MIN:</text:span></text:p>
      <text:p text:style-name="P9"><text:span text:style-name="T6">SELECT</text:span><text:span text:style-name="T8"> </text:span><text:span text:style-name="T10">*</text:span></text:p>
      <text:p text:style-name="Standard"><text:span text:style-name="T6">FROM</text:span><text:span text:style-name="T8"> [IN17]</text:span><text:span text:style-name="T10">.</text:span><text:span text:style-name="T8">[dbo]</text:span><text:span text:style-name="T10">.</text:span><text:span text:style-name="T8">[TOURISMUS] t</text:span></text:p>
      <text:p text:style-name="Standard"><text:span text:style-name="T6">WHERE</text:span><text:span text:style-name="T8"> t</text:span><text:span text:style-name="T10">.</text:span><text:span text:style-name="T8">uebernachtungen </text:span><text:span text:style-name="T10">in</text:span></text:p>
      <text:p text:style-name="Standard"><text:span text:style-name="T10">(</text:span><text:span text:style-name="T6">SELECT</text:span><text:span text:style-name="T8"> </text:span><text:span text:style-name="T14">MIN</text:span><text:span text:style-name="T6"> </text:span><text:span text:style-name="T10">(</text:span><text:span text:style-name="T8">uebernachtungen</text:span><text:span text:style-name="T10">)</text:span><text:span text:style-name="T8"> </text:span></text:p>
      <text:p text:style-name="Standard"><text:span text:style-name="T8"><text:s/></text:span><text:span text:style-name="T6">FROM</text:span><text:span text:style-name="T8"> TOURISMUS </text:span></text:p>
      <text:p text:style-name="Standard"><text:span text:style-name="T8"><text:s/></text:span><text:span text:style-name="T6">WHERE</text:span><text:span text:style-name="T8"> jahr </text:span><text:span text:style-name="T10">=</text:span><text:span text:style-name="T8"> </text:span><text:span text:style-name="T9">XXXX //x = Jahr</text:span></text:p>
      <text:p text:style-name="Standard"><text:span text:style-name="T10">)</text:span></text:p>
      <text:p text:style-name="P9"><text:span text:style-name="T10"/></text:p>
      <text:p text:style-name="P10"><text:span text:style-name="T12">MAX:</text:span></text:p>
      <text:p text:style-name="P10"><text:span text:style-name="T7">SELECT</text:span><text:span text:style-name="T8"> </text:span><text:span text:style-name="T10">*</text:span></text:p>
      <text:p text:style-name="Standard"><text:span text:style-name="T6">FROM</text:span><text:span text:style-name="T8"> [IN17]</text:span><text:span text:style-name="T10">.</text:span><text:span text:style-name="T8">[dbo]</text:span><text:span text:style-name="T10">.</text:span><text:span text:style-name="T8">[TOURISMUS] t</text:span></text:p>
      <text:p text:style-name="Standard"><text:span text:style-name="T6">WHERE</text:span><text:span text:style-name="T8"> t</text:span><text:span text:style-name="T10">.</text:span><text:span text:style-name="T8">uebernachtungen </text:span><text:span text:style-name="T10">in</text:span></text:p>
      <text:p text:style-name="Standard"><text:span text:style-name="T10">(</text:span><text:span text:style-name="T6">SELECT</text:span><text:span text:style-name="T8"> </text:span><text:span text:style-name="T14">MAX</text:span><text:span text:style-name="T6"> </text:span><text:span text:style-name="T10">(</text:span><text:span text:style-name="T8">uebernachtungen</text:span><text:span text:style-name="T10">)</text:span><text:span text:style-name="T8"> </text:span></text:p>
      <text:p text:style-name="Standard"><text:span text:style-name="T8"><text:s/></text:span><text:span text:style-name="T6">FROM</text:span><text:span text:style-name="T8"> TOURISMUS </text:span></text:p>
      <text:p text:style-name="Standard"><text:span text:style-name="T8"><text:s/></text:span><text:span text:style-name="T6">WHERE</text:span><text:span text:style-name="T8"> jahr </text:span><text:span text:style-name="T10">=</text:span><text:span text:style-name="T8"> </text:span><text:span text:style-name="T9">XXXX //x = Jahr</text:span></text:p>
      <text:p text:style-name="P11"><text:span text:style-name="T10">)</text:span><text:span text:style-name="T13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23:36.773000000</meta:creation-date>
    <dc:date>2019-03-08T12:48:32.497000000</dc:date>
    <meta:editing-duration>PT46M46S</meta:editing-duration>
    <meta:editing-cycles>3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53" meta:word-count="278" meta:character-count="2277" meta:non-whitespace-character-count="1966"/>
  </office:meta>
</office:document-meta>
</file>